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laro, uma alternativa seria criar uma função separada para formatar e exibir as propriedades. Aqui está um exemplo:</text:p>
      <text:p text:style-name="Standard"/>
      <text:p text:style-name="Standard">function displayProperties() {</text:p>
      <text:p text:style-name="Standard"><text:s text:c="2"/>let propertyStrings = properties.map(property =&gt; {</text:p>
      <text:p text:style-name="Standard"><text:s text:c="4"/>return `Tipo: ${property.type}\nAluguel/Venda: ${property.rentSell}\nQuartos: ${property.rooms}\nBanheiros: ${property.bathrooms}\nGaragem: ${property.parking ? 'Sim' : 'Não'}\nLocalização: ${property.location}`;</text:p>
      <text:p text:style-name="Standard"><text:s text:c="2"/>});</text:p>
      <text:p text:style-name="Standard"><text:s text:c="2"/>alert("O(s) seguinte(s) imóvel(is) foi(foram) cadastrado(s):\n" + propertyStrings.join('\n\n'));</text:p>
      <text:p text:style-name="Standard">}</text:p>
      <text:p text:style-name="Standard">```</text:p>
      <text:p text:style-name="Standard"/>
      <text:p text:style-name="Standard">Você pode chamar essa função em vez de usar `alert` diretamente:</text:p>
      <text:p text:style-name="Standard"/>
      <text:p text:style-name="Standard">```javascript</text:p>
      <text:p text:style-name="Standard">displayProperties();</text:p>
      <text:p text:style-name="Standard">```</text:p>
      <text:p text:style-name="Standard"/>
      <text:p text:style-name="Standard">Esta função `displayProperties` cria uma string para cada propriedade que descreve suas características, e então une todas essas strings com duas quebras de linha entre elas. Isso deve fornecer uma visualização mais clara das propriedades registradas. 😊</text:p>
      <text:p text:style-name="Standard"/>
      <text:p text:style-name="Standard"/>
      <text:p text:style-name="Standard"/>
      <text:p text:style-name="Standard">Claro, posso te mostrar uma maneira diferente de fazer isso. Uma abordagem seria criar uma função separada para solicitar as informações do imóvel ao usuário e retornar o objeto do imóvel. Aqui está um exemplo:</text:p>
      <text:p text:style-name="Standard"/>
      <text:p text:style-name="Standard">function solicitarInformacoesImovel() {</text:p>
      <text:p text:style-name="Standard"><text:s text:c="2"/>let imovel = {</text:p>
      <text:p text:style-name="Standard"><text:s text:c="4"/>tipo: "",</text:p>
      <text:p text:style-name="Standard"><text:s text:c="4"/>aluguelVenda: "",</text:p>
      <text:p text:style-name="Standard"><text:s text:c="4"/>quartos: 0,</text:p>
      <text:p text:style-name="Standard"><text:s text:c="4"/>banheiros: 0,</text:p>
      <text:p text:style-name="Standard"><text:s text:c="4"/>garagem: false,</text:p>
      <text:p text:style-name="Standard"><text:s text:c="4"/>localizacao: ""</text:p>
      <text:p text:style-name="Standard"><text:s text:c="2"/>};</text:p>
      <text:p text:style-name="Standard"/>
      <text:p text:style-name="Standard"><text:s text:c="2"/>imovel.tipo = prompt("O imóvel é uma casa ou um apartamento?\nDigite (c) para casa ou (ap) para apartamento");</text:p>
      <text:p text:style-name="Standard"><text:s text:c="2"/>imovel.aluguelVenda = prompt("A administração será para aluguel ou venda?\nDigite (a) para aluguel ou (v) venda");</text:p>
      <text:p text:style-name="Standard"><text:s text:c="2"/>imovel.quartos = prompt("Digite a quantidade de quartos presentes no imóvel:");</text:p>
      <text:p text:style-name="Standard"><text:s text:c="2"/>imovel.banheiros = prompt("Digite a quantidade de banheiros presentes no imóvel:");</text:p>
      <text:p text:style-name="Standard"><text:s text:c="2"/>imovel.garagem = confirm("O imóvel possui garagem?");</text:p>
      <text:p text:style-name="Standard"><text:s text:c="2"/>imovel.localizacao = prompt("Digite a localização (bairro) do imóvel:");</text:p>
      <text:p text:style-name="Standard"/>
      <text:p text:style-name="Standard"><text:s text:c="2"/>return imovel;</text:p>
      <text:p text:style-name="Standard">}</text:p>
      <text:p text:style-name="Standard"/>
      <text:p text:style-name="Standard">function registrarImovel() {</text:p>
      <text:p text:style-name="Standard"><text:soft-page-break/><text:s text:c="2"/>let propriedades = [];</text:p>
      <text:p text:style-name="Standard"><text:s text:c="2"/></text:p>
      <text:p text:style-name="Standard"><text:s text:c="2"/>do {</text:p>
      <text:p text:style-name="Standard"><text:s text:c="4"/>let imovel = solicitarInformacoesImovel();</text:p>
      <text:p text:style-name="Standard"><text:s text:c="4"/>propriedades.push(imovel);</text:p>
      <text:p text:style-name="Standard"><text:s text:c="4"/></text:p>
      <text:p text:style-name="Standard"><text:s text:c="4"/>alert("O(s) seguinte(s) imóvel(is) foi(foram) cadastrado(s):\n" + JSON.stringify(propriedades, null, 2));</text:p>
      <text:p text:style-name="Standard"><text:s text:c="4"/></text:p>
      <text:p text:style-name="Standard"><text:s text:c="2"/>} while (confirm("Gostaria de adicionar mais um imóvel?"));</text:p>
      <text:p text:style-name="Standard">}</text:p>
      <text:p text:style-name="Standard"/>
      <text:p text:style-name="Standard">registrarImovel();</text:p>
      <text:p text:style-name="Standard">```</text:p>
      <text:p text:style-name="Standard"/>
      <text:p text:style-name="Standard">Neste exemplo, a função `solicitarInformacoesImovel` solicita as informações do imóvel ao usuário e retorna um objeto com essas informações. A função `registrarImovel` usa um loop `do...while` para continuar solicitando informações do imóvel até que o usuário decida parar. A cada iteração do loop, um novo objeto de imóvel é adicionado ao array `propriedades`.</text:p>
      <text:p text:style-name="Standard"/>
      <text:p text:style-name="Standard">Espero que isso ajude! Se você tiver mais alguma dúvida, por favor me avis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1T15:10:05.719000000</meta:creation-date>
    <dc:date>2023-11-01T15:37:29.003000000</dc:date>
    <meta:editing-duration>PT27M24S</meta:editing-duration>
    <meta:editing-cycles>1</meta:editing-cycles>
    <meta:document-statistic meta:table-count="0" meta:image-count="0" meta:object-count="0" meta:page-count="2" meta:paragraph-count="46" meta:word-count="325" meta:character-count="2560" meta:non-whitespace-character-count="2198"/>
    <meta:generator>LibreOffice/7.6.2.1$Windows_X86_64 LibreOffice_project/56f7684011345957bbf33a7ee678afaf4d2ba333</meta:generator>
  </office:meta>
</office:document-meta>
</file>